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f90cc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l es la nomenclatura utilizada para los procesadores AMD Ryzen de segunda generación?</text:p>
      <text:p text:style-name="P5">a) Ryzen 1000.</text:p>
      <text:p text:style-name="P5">b) Ryzen 2000.</text:p>
      <text:p text:style-name="P5">c) Ryzen 3000.</text:p>
      <text:p text:style-name="P5">d) Ryzen 4000.</text:p>
      <text:p text:style-name="P5"/>
      <text:p text:style-name="P5">¿Cuál es el nombre de la arquitectura de procesadores AMD que sucedió a la arquitectura Bulldozer?</text:p>
      <text:p text:style-name="P5">a) Ryzen.</text:p>
      <text:p text:style-name="P5">b) Piledriver.</text:p>
      <text:p text:style-name="P5">c) Zen.</text:p>
      <text:p text:style-name="P5">d) Excavator.</text:p>
      <text:p text:style-name="P5"/>
      <text:p text:style-name="P5">¿Cuál de las siguientes opciones describe mejor la nomenclatura de los procesadores AMD Ryzen con gráficos integrados?</text:p>
      <text:p text:style-name="P5">a) Ryzen X.</text:p>
      <text:p text:style-name="P5">b) Ryzen G.</text:p>
      <text:p text:style-name="P5">c) Ryzen Pro.</text:p>
      <text:p text:style-name="P5">d) Ryzen XT.</text:p>
      <text:p text:style-name="P5"/>
      <text:p text:style-name="P5">¿Cuál de las siguientes características se asocia comúnmente con los procesadores AMD Ryzen de la serie "X"?</text:p>
      <text:p text:style-name="P5">a) Mayor cantidad de núcleos.</text:p>
      <text:p text:style-name="P5">b) Mayor frecuencia de reloj y capacidad de overclocking.</text:p>
      <text:p text:style-name="P5">c) Tecnología de bajo consumo de energía.</text:p>
      <text:p text:style-name="P5">d) Orientados a dispositivos móviles y portátiles.</text:p>
      <text:p text:style-name="P5"/>
      <text:p text:style-name="P5">¿Cuál es la función principal de una fuente de alimentación ATX en un sistema de computadora?</text:p>
      <text:p text:style-name="P5">a) Gestionar la comunicación entre la CPU y los periféricos.</text:p>
      <text:p text:style-name="P5">b) Suministrar energía eléctrica estable a todos los componentes del sistema.</text:p>
      <text:p text:style-name="P5">c) Controlar las operaciones de entrada/salida (I/O).</text:p>
      <text:p text:style-name="P5">d) Proporcionar refrigeración activa a la CPU.</text:p>
      <text:p text:style-name="P5"/>
      <text:p text:style-name="P5">¿Cuántos voltajes principales suministra una fuente de alimentación ATX estándar?</text:p>
      <text:p text:style-name="P5">a) 1.</text:p>
      <text:p text:style-name="P5">b) 3.</text:p>
      <text:p text:style-name="P5">c) 5.</text:p>
      <text:p text:style-name="P5">d) 7.</text:p>
      <text:p text:style-name="P5"/>
      <text:p text:style-name="P5">¿Cuál es el voltaje estándar suministrado por el riel de +12V en una fuente de alimentación ATX?</text:p>
      <text:p text:style-name="P5">a) 3V.</text:p>
      <text:p text:style-name="P5">b) 5V.</text:p>
      <text:p text:style-name="P5">c) 9V.</text:p>
      <text:p text:style-name="P5"><text:soft-page-break/>d) 12V.</text:p>
      <text:p text:style-name="P5"/>
      <text:p text:style-name="P5">¿Cuál es la función del conector de alimentación de la CPU en una fuente de alimentación ATX?</text:p>
      <text:p text:style-name="P5">a) Suministrar energía a la tarjeta madre.</text:p>
      <text:p text:style-name="P5">b) Proporcionar energía a la tarjeta de video.</text:p>
      <text:p text:style-name="P5">c) Alimentar directamente la CPU.</text:p>
      <text:p text:style-name="P5">d) Gestionar la conexión a dispositivos de almacenamiento.</text:p>
      <text:p text:style-name="P5"/>
      <text:p text:style-name="P5">¿Cuál es la utilidad de los cables modulares en una fuente de alimentación ATX?</text:p>
      <text:p text:style-name="P5">a) Proporcionar refrigeración adicional al sistema.</text:p>
      <text:p text:style-name="P5">b) Facilitar la gestión del cableado y permitir una apariencia más limpia.</text:p>
      <text:p text:style-name="P5">c) Mejorar la eficiencia de la fuente de alimentación.</text:p>
      <text:p text:style-name="P5">d) Conectar periféricos externos al sistema.</text:p>
      <text:p text:style-name="P5"/>
      <text:p text:style-name="P5">¿Cuántos pines tiene típicamente el conector principal de alimentación de la tarjeta madre en una fuente de alimentación ATX?</text:p>
      <text:p text:style-name="P5">a) 16.</text:p>
      <text:p text:style-name="P5">b) 20.</text:p>
      <text:p text:style-name="P5">c) 24.</text:p>
      <text:p text:style-name="P5">d) 30.</text:p>
      <text:p text:style-name="P5"/>
      <text:p text:style-name="P5">¿Cuál es la función de los rieles de voltaje en una fuente de alimentación ATX?</text:p>
      <text:p text:style-name="P5">a) Gestionar la potencia total suministrada por la fuente.</text:p>
      <text:p text:style-name="P5">b) Controlar la velocidad del ventilador de la fuente de alimentación.</text:p>
      <text:p text:style-name="P5">c) Proporcionar voltajes específicos a diferentes componentes del sistema.</text:p>
      <text:p text:style-name="P5">d) Regular la eficiencia energética de la fuente.</text:p>
      <text:p text:style-name="P5"/>
      <text:p text:style-name="P5">¿Cuál de los siguientes colores es comúnmente asociado con el riel de +5V en los cables de una fuente de alimentación ATX?</text:p>
      <text:p text:style-name="P5">a) Rojo.</text:p>
      <text:p text:style-name="P5">b) Amarillo.</text:p>
      <text:p text:style-name="P5">c) Azul.</text:p>
      <text:p text:style-name="P5">d) Verde.</text:p>
      <text:p text:style-name="P5"/>
      <text:p text:style-name="P5">¿Cuál es el propósito de la certificación de eficiencia energética en una fuente de alimentación ATX?</text:p>
      <text:p text:style-name="P5">a) Determinar la cantidad máxima de energía que puede suministrar.</text:p>
      <text:p text:style-name="P5">b) Indicar la calidad de los materiales utilizados en la fuente.</text:p>
      <text:p text:style-name="P5">c) Evaluar qué tan bien convierte la energía de la red eléctrica en energía utilizable.</text:p>
      <text:p text:style-name="P5">d) Controlar la velocidad del ventilador de la fuente de alimentación.</text:p>
      <text:p text:style-name="P5"/>
      <text:p text:style-name="P5">¿Cuál es la función del ventilador en una fuente de alimentación ATX?</text:p>
      <text:p text:style-name="P5">a) Enfriar la CPU.</text:p>
      <text:p text:style-name="P5">b) Regular la temperatura del sistema.</text:p>
      <text:p text:style-name="P5">c) Evitar cortocircuitos en la tarjeta madre.</text:p>
      <text:p text:style-name="P5">d) Mantener la fuente de alimentación a una temperatura segura.</text:p>
      <text:p text:style-name="P5"/>
      <text:p text:style-name="P5"><text:soft-page-break/>¿Qué significa la sigla "ATX" en el contexto de las fuentes de alimentación?</text:p>
      <text:p text:style-name="P5">a) Advanced Technology eXtended.</text:p>
      <text:p text:style-name="P5">b) Automatic Thermal eXchange.</text:p>
      <text:p text:style-name="P5">c) All-in-One eXperience.</text:p>
      <text:p text:style-name="P5">d) Advanced Thermal eXhaust.</text:p>
      <text:p text:style-name="P5"/>
      <text:p text:style-name="P5">¿Cuál es la función del riel de +3.3V en una fuente de alimentación ATX?</text:p>
      <text:p text:style-name="P5">a) Suministrar energía a la CPU.</text:p>
      <text:p text:style-name="P5">b) Proporcionar voltaje a la memoria RAM y otros componentes.</text:p>
      <text:p text:style-name="P5">c) Alimentar la tarjeta de video.</text:p>
      <text:p text:style-name="P5">d) Controlar la velocidad del ventilador.</text:p>
      <text:p text:style-name="P5"/>
      <text:p text:style-name="P5">¿Cuál de las siguientes afirmaciones es verdadera sobre la eficiencia energética de una fuente de alimentación certificada?</text:p>
      <text:p text:style-name="P5">a) Cuanto mayor sea la eficiencia, más energía se pierde en forma de calor.</text:p>
      <text:p text:style-name="P5">b) La certificación de eficiencia no afecta la cantidad de energía que la fuente de alimentación puede suministrar.</text:p>
      <text:p text:style-name="P5">c) Una fuente de alimentación con mayor eficiencia convierte más eficazmente la energía de la red eléctrica en energía utilizable.</text:p>
      <text:p text:style-name="P5">d) Las fuentes de alimentación no pueden ser certificadas en eficiencia.</text:p>
      <text:p text:style-name="P5"/>
      <text:p text:style-name="P5">¿Cuál de los siguientes colores es comúnmente asociado con el riel de +12V en los cables de una fuente de alimentación ATX?</text:p>
      <text:p text:style-name="P5">a) Rojo.</text:p>
      <text:p text:style-name="P5">b) Amarillo.</text:p>
      <text:p text:style-name="P5">c) Azul.</text:p>
      <text:p text:style-name="P5">d) Verde.</text:p>
      <text:p text:style-name="P5"/>
      <text:p text:style-name="P5">¿Cuál es el propósito de los conectores SATA en una fuente de alimentación ATX?</text:p>
      <text:p text:style-name="P5">a) Alimentar la CPU.</text:p>
      <text:p text:style-name="P5">b) Conectar dispositivos de almacenamiento como discos duros y unidades SSD.</text:p>
      <text:p text:style-name="P5">c) Suministrar energía a la tarjeta madre.</text:p>
      <text:p text:style-name="P5">d) Proporcionar voltaje a la tarjeta de video.</text:p>
      <text:p text:style-name="P5"/>
      <text:p text:style-name="P5">¿Qué significa la sigla "ATX" en el contexto de las fuentes de alimentación?</text:p>
      <text:p text:style-name="P5">a) Advanced Technology eXtended.</text:p>
      <text:p text:style-name="P5">b) Automatic Thermal eXchange.</text:p>
      <text:p text:style-name="P5">c) All-in-One eXperience.</text:p>
      <text:p text:style-name="P5">d) Advanced Thermal eXhaust.</text:p>
      <text:p text:style-name="P5"/>
      <text:p text:style-name="P5">¿Cuál es la función del conector EPS (ATX12V) en una fuente de alimentación ATX?</text:p>
      <text:p text:style-name="P5">a) Alimentar la tarjeta madre.</text:p>
      <text:p text:style-name="P5">b) Proporcionar energía a la unidad de procesamiento gráfico (GPU).</text:p>
      <text:p text:style-name="P5">c) Suministrar voltaje a la unidad de disco óptico.</text:p>
      <text:p text:style-name="P5">d) Alimentar la CPU, especialmente en sistemas de alto rendimiento.</text:p>
      <text:p text:style-name="P5"/>
      <text:p text:style-name="P5"><text:soft-page-break/>¿Cuántos pines tiene típicamente el conector principal de alimentación de la tarjeta madre en una fuente de alimentación ATX?</text:p>
      <text:p text:style-name="P5">a) 16.</text:p>
      <text:p text:style-name="P5">b) 20.</text:p>
      <text:p text:style-name="P5">c) 24.</text:p>
      <text:p text:style-name="P5">d) 30.</text:p>
      <text:p text:style-name="P5"/>
      <text:p text:style-name="P5">¿Cuál es la función de los rieles de voltaje en una fuente de alimentación ATX?</text:p>
      <text:p text:style-name="P5">a) Gestionar la potencia total suministrada por la fuente.</text:p>
      <text:p text:style-name="P5">b) Controlar la velocidad del ventilador de la fuente de alimentación.</text:p>
      <text:p text:style-name="P5">c) Proporcionar voltajes específicos a diferentes componentes del sistema.</text:p>
      <text:p text:style-name="P5">d) Regular la eficiencia energética de la fuente.</text:p>
      <text:p text:style-name="P5"/>
      <text:p text:style-name="P5">¿Cuál de los siguientes colores es comúnmente asociado con el riel de +3.3V en los cables de una fuente de alimentación ATX?</text:p>
      <text:p text:style-name="P5">a) Rojo.</text:p>
      <text:p text:style-name="P5">b) Amarillo.</text:p>
      <text:p text:style-name="P5">c) Azul.</text:p>
      <text:p text:style-name="P5">d) Verd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37:31.096192989</dc:date>
    <meta:editing-duration>PT7H34M57S</meta:editing-duration>
    <meta:editing-cycles>25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25" meta:word-count="979" meta:character-count="5916" meta:non-whitespace-character-count="5060"/>
  </office:meta>
</office:document-meta>
</file>